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1.27cm" fo:margin-right="0cm" fo:margin-top="0cm" fo:margin-bottom="0.564cm" fo:line-height="100%" fo:text-align="start" fo:text-indent="-1.057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Open Research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 centralized well defined structured approach </text:span><text:span text:style-name="T2"><text:line-break/></text:span><text:span text:style-name="T2">to customer research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Open Research" draw:style-name="dp1" draw:master-page-name="Title_20_and_20_body" presentation:presentation-page-layout-name="AL2T1"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hat is Open Research</text:span></text:p>
          </draw:text-box>
        </draw:frame>
        <draw:frame draw:name="Shape 6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Open research is a framework that provides tools to help foster a centralized research program within an organization</text:span></text:p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does Open Research provide?" draw:style-name="dp1" draw:master-page-name="Title_20_and_20_body" presentation:presentation-page-layout-name="AL2T1">
        <draw:frame draw:name="Shape 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hat does Open Research provide?</text:span></text:p>
          </draw:text-box>
        </draw:frame>
        <draw:frame draw:name="Shape 6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Open research provides tools that solve the problem of decentralized research studies.</text:span></text:p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problems does Open Research solve?" draw:style-name="dp1" draw:master-page-name="Title_20_and_20_body" presentation:presentation-page-layout-name="AL2T1">
        <draw:frame draw:name="Shape 7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hat problems does Open Research solve?</text:span></text:p>
          </draw:text-box>
        </draw:frame>
        <draw:frame draw:name="Shape 7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5">Unstructured research results</text:span></text:p>
            <text:p text:style-name="P9"><text:span text:style-name="T5">Multiple lists of customers and prospects</text:span></text:p>
            <text:p text:style-name="P9"><text:span text:style-name="T5">Loosely defined research goals</text:span></text:p>
            <text:p text:style-name="P9"><text:span text:style-name="T5">Interviews lacking in preparation</text:span></text:p>
            <text:p text:style-name="P9"><text:span text:style-name="T5">Sprawling summary documents</text:span></text:p>
            <text:p text:style-name="P9"><text:span text:style-name="T5">Isolation of research results</text:span></text:p>
            <text:p text:style-name="P9"><text:span text:style-name="T5">… </text:span><text:span text:style-name="T5">And more!</text:span></text:p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ols" draw:style-name="dp1" draw:master-page-name="Title_20_and_20_body" presentation:presentation-page-layout-name="AL2T1">
        <draw:frame draw:name="Shape 7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ools</text:span></text:p>
          </draw:text-box>
        </draw:frame>
        <draw:frame draw:name="Shape 7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Spreadsheets:</text:span></text:p>
            <text:p text:style-name="P10"><text:span text:style-name="T4">Research Candidate Tracker: A candidate database</text:span></text:p>
            <text:p text:style-name="P10"><text:span text:style-name="T4">Interview Summary Templates: Templates which summarize “sample” and “series” interviews</text:span></text:p>
          </draw:text-box>
        </draw:frame>
        <presentation:notes draw:style-name="dp2">
          <draw:page-thumbnail draw:name="Shape 75" draw:style-name="gr1" draw:layer="layout" svg:width="16.932cm" svg:height="9.524cm" svg:x="1.059cm" svg:y="1.905cm" draw:page-number="5" presentation:class="page"/>
          <draw:frame draw:name="Shape 7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ols" draw:style-name="dp1" draw:master-page-name="Title_20_and_20_body" presentation:presentation-page-layout-name="AL2T1">
        <draw:frame draw:name="Shape 8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ools</text:span></text:p>
          </draw:text-box>
        </draw:frame>
        <draw:frame draw:name="Shape 8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Presentations:</text:span></text:p>
            <text:p text:style-name="P10"><text:span text:style-name="T4">Open Research - Introduction (this presentation)</text:span></text:p>
            <text:p text:style-name="P10"><text:span text:style-name="T4">Open Research - Establishing the voice of the customer</text:span></text:p>
            <text:p text:style-name="P10"><text:span text:style-name="T4">Research Checklists and Interview Tips: Tools to help define research goals</text:span></text:p>
            <text:p text:style-name="P10"><text:span text:style-name="T4">Voice of The Customer Presentation Template: Sample summary presentation</text:span></text:p>
          </draw:text-box>
        </draw:frame>
        <presentation:notes draw:style-name="dp2">
          <draw:page-thumbnail draw:name="Shape 81" draw:style-name="gr1" draw:layer="layout" svg:width="16.932cm" svg:height="9.524cm" svg:x="1.059cm" svg:y="1.905cm" draw:page-number="6" presentation:class="page"/>
          <draw:frame draw:name="Shape 8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ols" draw:style-name="dp1" draw:master-page-name="Title_20_and_20_body" presentation:presentation-page-layout-name="AL2T1">
        <draw:frame draw:name="Shape 9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ools</text:span></text:p>
          </draw:text-box>
        </draw:frame>
        <draw:frame draw:name="Shape 9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Documents:</text:span></text:p>
            <text:p text:style-name="P10"><text:span text:style-name="T4">Research Guide - Interview Template: Barebone interview template</text:span></text:p>
            <text:p text:style-name="P10"><text:span text:style-name="T4">Research Guide - Prototype Template: Interview template with examples</text:span></text:p>
            <text:p text:style-name="P10"><text:span text:style-name="T4">Research Guide - Interview Sample: Sample “real world” template</text:span></text:p>
          </draw:text-box>
        </draw:frame>
        <presentation:notes draw:style-name="dp2">
          <draw:page-thumbnail draw:name="Shape 87" draw:style-name="gr1" draw:layer="layout" svg:width="16.932cm" svg:height="9.524cm" svg:x="1.059cm" svg:y="1.905cm" draw:page-number="7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1212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212121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6"/>
    <meta:generator>LibreOffice/5.1.1.3$Linux_X86_64 LibreOffice_project/10m0$Build-3</meta:generator>
  </office:meta>
</office:document-meta>
</file>